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656cm" fo:min-width="4.4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1.666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9.906cm" svg:x="3.032cm" svg:y="2.143cm">
          <text:p text:style-name="P1"/>
          <text:p text:style-name="P1">Scheduler</text:p>
          <text:p text:style-name="P1"><text:s/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2.143cm">
          <text:p text:style-name="P1">Capture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3.032cm" svg:y="14.843cm">
          <text:p text:style-name="P1">JPEG/PPM</text:p>
          <text:p text:style-name="P1"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14.843cm">
          <text:p text:style-name="P1">Server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85cm" svg:y1="5.191cm" svg:x2="13.446cm" svg:y2="5.191cm">
          <text:p/>
        </draw:line>
        <draw:line draw:style-name="gr2" draw:text-style-name="P2" draw:layer="layout" svg:x1="13.446cm" svg:y1="9.382cm" svg:x2="7.985cm" svg:y2="9.382cm">
          <text:p/>
        </draw:line>
        <draw:frame draw:style-name="gr3" draw:text-style-name="P3" draw:layer="layout" svg:width="4.191cm" svg:height="1.397cm" svg:x="13.446cm" svg:y="7.985cm">
          <draw:text-box>
            <text:p><text:span text:style-name="T1">mq_send(frame)</text:span></text:p>
          </draw:text-box>
        </draw:frame>
        <draw:frame draw:style-name="gr3" draw:text-style-name="P3" draw:layer="layout" svg:width="4.191cm" svg:height="1.397cm" svg:x="4.048cm" svg:y="8.874cm">
          <draw:text-box>
            <text:p><text:span text:style-name="T1">sem_post(stop)</text:span></text:p>
          </draw:text-box>
        </draw:frame>
        <draw:frame draw:style-name="gr3" draw:text-style-name="P3" draw:layer="layout" svg:width="4.191cm" svg:height="1.397cm" svg:x="13.446cm" svg:y="4.683cm">
          <draw:text-box>
            <text:p><text:span text:style-name="T1">sem_stop(start)</text:span></text:p>
          </draw:text-box>
        </draw:frame>
        <draw:frame draw:style-name="gr3" draw:text-style-name="P3" draw:layer="layout" svg:width="4.191cm" svg:height="1.397cm" svg:x="13.446cm" svg:y="9.001cm">
          <draw:text-box>
            <text:p><text:span text:style-name="T1">sem_post(stop)</text:span></text:p>
          </draw:text-box>
        </draw:frame>
        <draw:frame draw:style-name="gr3" draw:text-style-name="P3" draw:layer="layout" svg:width="4.191cm" svg:height="1.397cm" svg:x="3.921cm" svg:y="6.786cm">
          <draw:text-box>
            <text:p><text:span text:style-name="T1">usleep(period)</text:span></text:p>
          </draw:text-box>
        </draw:frame>
        <draw:frame draw:style-name="gr3" draw:text-style-name="P3" draw:layer="layout" svg:width="4.191cm" svg:height="1.397cm" svg:x="13.446cm" svg:y="6.842cm">
          <draw:text-box>
            <text:p><text:span text:style-name="T1">cvCaputure()</text:span></text:p>
          </draw:text-box>
        </draw:frame>
        <draw:frame draw:style-name="gr3" draw:text-style-name="P3" draw:layer="layout" svg:width="4.191cm" svg:height="1.397cm" svg:x="13.446cm" svg:y="5.699cm">
          <draw:text-box>
            <text:p><text:span text:style-name="T1">clock_gettime()</text:span></text:p>
          </draw:text-box>
        </draw:frame>
        <draw:frame draw:style-name="gr3" draw:text-style-name="P3" draw:layer="layout" svg:width="4.191cm" svg:height="1.397cm" svg:x="3.922cm" svg:y="4.811cm">
          <draw:text-box>
            <text:p><text:span text:style-name="T1">sem_post(start)</text:span></text:p>
          </draw:text-box>
        </draw:frame>
        <draw:line draw:style-name="gr4" draw:text-style-name="P2" draw:layer="layout" svg:x1="18.399cm" svg:y1="8.493cm" svg:x2="20.05cm" svg:y2="8.493cm">
          <text:p/>
        </draw:line>
        <draw:line draw:style-name="gr4" draw:text-style-name="P2" draw:layer="layout" svg:x1="20.05cm" svg:y1="13.446cm" svg:x2="20.05cm" svg:y2="8.493cm">
          <text:p/>
        </draw:line>
        <draw:line draw:style-name="gr4" draw:text-style-name="P2" draw:layer="layout" svg:x1="1.889cm" svg:y1="13.446cm" svg:x2="20.05cm" svg:y2="13.446cm">
          <text:p/>
        </draw:line>
        <draw:frame draw:style-name="gr5" draw:text-style-name="P3" draw:layer="layout" svg:width="4.699cm" svg:height="1.27cm" svg:x="3.159cm" svg:y="18.145cm">
          <draw:text-box>
            <text:p><text:span text:style-name="T1">mq_receive(frame)</text:span></text:p>
          </draw:text-box>
        </draw:frame>
        <draw:line draw:style-name="gr4" draw:text-style-name="P2" draw:layer="layout" svg:x1="1.889cm" svg:y1="13.446cm" svg:x2="1.889cm" svg:y2="18.526cm">
          <text:p/>
        </draw:line>
        <draw:line draw:style-name="gr2" draw:text-style-name="P2" draw:layer="layout" svg:x1="1.889cm" svg:y1="18.526cm" svg:x2="3.032cm" svg:y2="18.526cm">
          <text:p/>
        </draw:line>
        <draw:frame draw:style-name="gr6" draw:text-style-name="P3" draw:layer="layout" svg:width="4.699cm" svg:height="1.916cm" svg:x="3.159cm" svg:y="19.404cm">
          <draw:text-box>
            <text:p><text:span text:style-name="T1">write_jpeg(frame)</text:span></text:p>
            <text:p><text:span text:style-name="T1"><text:s text:c="7"/></text:span><text:span text:style-name="T1">or</text:span></text:p>
            <text:p><text:span text:style-name="T1">write_ppm(frame)</text:span></text:p>
          </draw:text-box>
        </draw:frame>
        <draw:frame draw:style-name="gr3" draw:text-style-name="P3" draw:layer="layout" svg:width="4.699cm" svg:height="1.397cm" svg:x="3.159cm" svg:y="21.828cm">
          <draw:text-box>
            <text:p><text:span text:style-name="T1">JPEG service only</text:span></text:p>
            <text:p><text:span text:style-name="T1">mq_send(image)</text:span></text:p>
          </draw:text-box>
        </draw:frame>
        <draw:line draw:style-name="gr4" draw:text-style-name="P2" draw:layer="layout" svg:x1="7.985cm" svg:y1="22.336cm" svg:x2="10.525cm" svg:y2="22.336cm">
          <text:p/>
        </draw:line>
        <draw:line draw:style-name="gr4" draw:text-style-name="P2" draw:layer="layout" svg:x1="10.525cm" svg:y1="22.336cm" svg:x2="10.525cm" svg:y2="18.272cm">
          <text:p/>
        </draw:line>
        <draw:frame draw:style-name="gr7" draw:text-style-name="P3" draw:layer="layout" svg:width="4.826cm" svg:height="1.361cm" svg:x="13.573cm" svg:y="17.764cm">
          <draw:text-box>
            <text:p><text:span text:style-name="T1">mq_receive(image)</text:span></text:p>
          </draw:text-box>
        </draw:frame>
        <draw:line draw:style-name="gr2" draw:text-style-name="P2" draw:layer="layout" svg:x1="10.525cm" svg:y1="18.272cm" svg:x2="13.446cm" svg:y2="18.272cm">
          <text:p/>
        </draw:line>
        <draw:frame draw:style-name="gr5" draw:text-style-name="P3" draw:layer="layout" svg:width="4.699cm" svg:height="1.27cm" svg:x="13.7cm" svg:y="19.034cm">
          <draw:text-box>
            <text:p><text:span text:style-name="T1">write(sockset)</text:span></text:p>
          </draw:text-box>
        </draw:frame>
        <draw:line draw:style-name="gr2" draw:text-style-name="P2" draw:layer="layout" svg:x1="18.399cm" svg:y1="19.542cm" svg:x2="20.59cm" svg:y2="19.5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8:48:59.986735375</meta:creation-date>
    <dc:date>2017-08-08T19:02:55.684130564</dc:date>
    <meta:editing-duration>PT8M2S</meta:editing-duration>
    <meta:editing-cycles>4</meta:editing-cycles>
    <meta:generator>LibreOffice/5.1.6.2$Linux_X86_64 LibreOffice_project/10m0$Build-2</meta:generator>
    <meta:document-statistic meta:object-count="28"/>
  </office:meta>
</office:document-meta>
</file>